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Standard">
      <style:text-properties style:font-name="Ubuntu" fo:font-weight="normal" officeooo:rsid="00129e93" officeooo:paragraph-rsid="00129e93" style:font-weight-asian="normal" style:font-weight-complex="normal"/>
    </style:style>
    <style:style style:name="P2" style:family="paragraph" style:parent-style-name="Standard">
      <style:text-properties style:font-name="Ubuntu" fo:font-weight="normal" officeooo:rsid="00129e93" officeooo:paragraph-rsid="001a9c72" style:font-weight-asian="normal" style:font-weight-complex="normal"/>
    </style:style>
    <style:style style:name="P3" style:family="paragraph" style:parent-style-name="Standard">
      <style:text-properties style:font-name="Ubuntu" fo:font-weight="normal" officeooo:rsid="001490ba" officeooo:paragraph-rsid="001490ba" style:font-weight-asian="normal" style:font-weight-complex="normal"/>
    </style:style>
    <style:style style:name="P4" style:family="paragraph" style:parent-style-name="Standard">
      <style:text-properties style:font-name="Ubuntu" fo:font-size="16pt" fo:font-weight="bold" officeooo:rsid="00129e93" officeooo:paragraph-rsid="00129e93" style:font-size-asian="16pt" style:font-weight-asian="bold" style:font-size-complex="16pt" style:font-weight-complex="bold"/>
    </style:style>
    <style:style style:name="P5" style:family="paragraph" style:parent-style-name="Standard">
      <style:text-properties style:font-name="Ubuntu" fo:font-size="16pt" fo:font-weight="bold" officeooo:rsid="00129e93" officeooo:paragraph-rsid="001a1c4a" style:font-size-asian="16pt" style:font-weight-asian="bold" style:font-size-complex="16pt" style:font-weight-complex="bold"/>
    </style:style>
    <style:style style:name="P6" style:family="paragraph" style:parent-style-name="Standard">
      <style:text-properties style:font-name="Ubuntu" fo:font-size="14pt" fo:font-weight="bold" officeooo:rsid="00129e93" officeooo:paragraph-rsid="00129e93" style:font-size-asian="14pt" style:font-weight-asian="bold" style:font-size-complex="14pt" style:font-weight-complex="bold"/>
    </style:style>
    <style:style style:name="P7" style:family="paragraph" style:parent-style-name="Standard">
      <style:text-properties style:font-name="Ubuntu" fo:font-size="14pt" fo:font-weight="bold" officeooo:rsid="00129e93" officeooo:paragraph-rsid="001a1c4a" style:font-size-asian="14pt" style:font-weight-asian="bold" style:font-size-complex="14pt" style:font-weight-complex="bold"/>
    </style:style>
    <style:style style:name="P8" style:family="paragraph" style:parent-style-name="Standard">
      <style:text-properties style:font-name="Ubuntu" fo:font-size="14pt" fo:font-weight="bold" officeooo:rsid="00129e93" officeooo:paragraph-rsid="00223632" style:font-size-asian="14pt" style:font-weight-asian="bold" style:font-size-complex="14pt" style:font-weight-complex="bold"/>
    </style:style>
    <style:style style:name="P9" style:family="paragraph" style:parent-style-name="Standard">
      <style:text-properties style:font-name="Ubuntu" fo:font-size="14pt" fo:font-weight="bold" officeooo:rsid="00129e93" officeooo:paragraph-rsid="00234536" style:font-size-asian="14pt" style:font-weight-asian="bold" style:font-size-complex="14pt" style:font-weight-complex="bold"/>
    </style:style>
    <style:style style:name="P10" style:family="paragraph" style:parent-style-name="Standard">
      <style:text-properties style:font-name="Ubuntu" fo:font-style="italic" fo:font-weight="normal" officeooo:rsid="001490ba" officeooo:paragraph-rsid="001490ba" style:font-style-asian="italic" style:font-weight-asian="normal" style:font-style-complex="italic" style:font-weight-complex="normal"/>
    </style:style>
    <style:style style:name="P11" style:family="paragraph" style:parent-style-name="Standard">
      <style:text-properties style:font-name="Ubuntu" fo:font-style="italic" fo:font-weight="normal" officeooo:rsid="0019a315" officeooo:paragraph-rsid="0019a315" style:font-style-asian="italic" style:font-weight-asian="normal" style:font-style-complex="italic" style:font-weight-complex="normal"/>
    </style:style>
    <style:style style:name="P12" style:family="paragraph" style:parent-style-name="Standard">
      <style:text-properties style:font-name="Ubuntu" fo:font-style="italic" fo:font-weight="normal" officeooo:rsid="00129e93" officeooo:paragraph-rsid="00129e93" style:font-style-asian="italic" style:font-weight-asian="normal" style:font-style-complex="italic" style:font-weight-complex="normal"/>
    </style:style>
    <style:style style:name="P13" style:family="paragraph" style:parent-style-name="Standard">
      <style:text-properties style:font-name="Ubuntu" fo:font-style="italic" style:text-underline-style="solid" style:text-underline-width="auto" style:text-underline-color="font-color" fo:font-weight="normal" officeooo:rsid="001a9c72" officeooo:paragraph-rsid="001a9c72" style:font-style-asian="italic" style:font-weight-asian="normal" style:font-style-complex="italic" style:font-weight-complex="normal"/>
    </style:style>
    <style:style style:name="P14" style:family="paragraph" style:parent-style-name="Standard">
      <style:text-properties style:font-name="Ubuntu" fo:font-style="italic" style:text-underline-style="solid" style:text-underline-width="auto" style:text-underline-color="font-color" fo:font-weight="normal" officeooo:rsid="001be926" officeooo:paragraph-rsid="001be926" style:font-style-asian="italic" style:font-weight-asian="normal" style:font-style-complex="italic" style:font-weight-complex="normal"/>
    </style:style>
    <style:style style:name="P15" style:family="paragraph" style:parent-style-name="Standard">
      <style:text-properties style:font-name="Ubuntu" fo:font-style="italic" style:text-underline-style="solid" style:text-underline-width="auto" style:text-underline-color="font-color" fo:font-weight="normal" officeooo:rsid="001d9af6" officeooo:paragraph-rsid="001d9af6" style:font-style-asian="italic" style:font-weight-asian="normal" style:font-style-complex="italic" style:font-weight-complex="normal"/>
    </style:style>
    <style:style style:name="P16" style:family="paragraph" style:parent-style-name="Standard">
      <style:text-properties style:font-name="Ubuntu" fo:font-style="italic" style:text-underline-style="solid" style:text-underline-width="auto" style:text-underline-color="font-color" fo:font-weight="normal" officeooo:rsid="001e8a73" officeooo:paragraph-rsid="001e8a73" style:font-style-asian="italic" style:font-weight-asian="normal" style:font-style-complex="italic" style:font-weight-complex="normal"/>
    </style:style>
    <style:style style:name="P17" style:family="paragraph" style:parent-style-name="Standard">
      <style:text-properties style:font-name="Ubuntu" fo:font-style="italic" style:text-underline-style="solid" style:text-underline-width="auto" style:text-underline-color="font-color" fo:font-weight="normal" officeooo:rsid="00129e93" officeooo:paragraph-rsid="00234536" style:font-style-asian="italic" style:font-weight-asian="normal" style:font-style-complex="italic" style:font-weight-complex="normal"/>
    </style:style>
    <style:style style:name="P18" style:family="paragraph" style:parent-style-name="Standard">
      <style:text-properties style:font-name="Ubuntu" fo:font-style="italic" style:text-underline-style="solid" style:text-underline-width="auto" style:text-underline-color="font-color" fo:font-weight="normal" officeooo:rsid="00129e93" officeooo:paragraph-rsid="00223632" style:font-style-asian="italic" style:font-weight-asian="normal" style:font-style-complex="italic" style:font-weight-complex="normal"/>
    </style:style>
    <style:style style:name="P19" style:family="paragraph" style:parent-style-name="Standard">
      <style:text-properties style:font-name="Ubuntu" fo:font-style="italic" style:text-underline-style="solid" style:text-underline-width="auto" style:text-underline-color="font-color" fo:font-weight="normal" officeooo:rsid="0024cb45" officeooo:paragraph-rsid="0024cb45" style:font-style-asian="italic" style:font-weight-asian="normal" style:font-style-complex="italic" style:font-weight-complex="normal"/>
    </style:style>
    <style:style style:name="P20" style:family="paragraph" style:parent-style-name="Standard">
      <style:text-properties style:font-name="Ubuntu" fo:font-style="italic" style:text-underline-style="solid" style:text-underline-width="auto" style:text-underline-color="font-color" fo:font-weight="normal" officeooo:rsid="0024cefc" officeooo:paragraph-rsid="0024cefc" style:font-style-asian="italic" style:font-weight-asian="normal" style:font-style-complex="italic" style:font-weight-complex="normal"/>
    </style:style>
    <style:style style:name="P21" style:family="paragraph" style:parent-style-name="Standard">
      <style:text-properties style:font-name="Ubuntu" fo:font-style="italic" style:text-underline-style="none" fo:font-weight="normal" officeooo:rsid="0029d2a0" officeooo:paragraph-rsid="0029d2a0" style:font-style-asian="italic" style:font-weight-asian="normal" style:font-style-complex="italic" style:font-weight-complex="normal"/>
    </style:style>
    <style:style style:name="P22" style:family="paragraph" style:parent-style-name="Standard">
      <style:text-properties style:font-name="Ubuntu" fo:font-style="normal" fo:font-weight="normal" officeooo:rsid="001490ba" officeooo:paragraph-rsid="00165c0a" style:font-style-asian="normal" style:font-weight-asian="normal" style:font-style-complex="normal" style:font-weight-complex="normal"/>
    </style:style>
    <style:style style:name="P23" style:family="paragraph" style:parent-style-name="Standard">
      <style:text-properties style:font-name="Ubuntu" fo:font-style="normal" fo:font-weight="normal" officeooo:rsid="00165c0a" officeooo:paragraph-rsid="00165c0a" style:font-style-asian="normal" style:font-weight-asian="normal" style:font-style-complex="normal" style:font-weight-complex="normal"/>
    </style:style>
    <style:style style:name="P24" style:family="paragraph" style:parent-style-name="Standard">
      <style:text-properties style:font-name="Ubuntu" fo:font-style="normal" fo:font-weight="normal" officeooo:rsid="0017c5f0" officeooo:paragraph-rsid="0017c5f0" style:font-style-asian="normal" style:font-weight-asian="normal" style:font-style-complex="normal" style:font-weight-complex="normal"/>
    </style:style>
    <style:style style:name="P25" style:family="paragraph" style:parent-style-name="Standard">
      <style:text-properties style:font-name="Ubuntu" fo:font-style="normal" fo:font-weight="normal" officeooo:rsid="0019a315" officeooo:paragraph-rsid="0019a315" style:font-style-asian="normal" style:font-weight-asian="normal" style:font-style-complex="normal" style:font-weight-complex="normal"/>
    </style:style>
    <style:style style:name="P26" style:family="paragraph" style:parent-style-name="Standard">
      <style:text-properties style:font-name="Ubuntu" fo:font-style="normal" fo:font-weight="normal" officeooo:rsid="001a9c72" officeooo:paragraph-rsid="001a9c72" style:font-style-asian="normal" style:font-weight-asian="normal" style:font-style-complex="normal" style:font-weight-complex="normal"/>
    </style:style>
    <style:style style:name="P27" style:family="paragraph" style:parent-style-name="Standard">
      <style:text-properties style:font-name="Ubuntu" fo:font-style="normal" style:text-underline-style="none" fo:font-weight="normal" officeooo:rsid="001a9c72" officeooo:paragraph-rsid="001a9c72" style:font-style-asian="normal" style:font-weight-asian="normal" style:font-style-complex="normal" style:font-weight-complex="normal"/>
    </style:style>
    <style:style style:name="P28" style:family="paragraph" style:parent-style-name="Standard">
      <style:text-properties style:font-name="Ubuntu" fo:font-style="normal" style:text-underline-style="none" fo:font-weight="normal" officeooo:rsid="001be926" officeooo:paragraph-rsid="001a9c72" style:font-style-asian="normal" style:font-weight-asian="normal" style:font-style-complex="normal" style:font-weight-complex="normal"/>
    </style:style>
    <style:style style:name="P29" style:family="paragraph" style:parent-style-name="Standard">
      <style:text-properties style:font-name="Ubuntu" fo:font-style="normal" style:text-underline-style="none" fo:font-weight="normal" officeooo:rsid="001be926" officeooo:paragraph-rsid="001be926" style:font-style-asian="normal" style:font-weight-asian="normal" style:font-style-complex="normal" style:font-weight-complex="normal"/>
    </style:style>
    <style:style style:name="P30" style:family="paragraph" style:parent-style-name="Standard">
      <style:text-properties style:font-name="Ubuntu" fo:font-style="normal" style:text-underline-style="none" fo:font-weight="normal" officeooo:rsid="001d9af6" officeooo:paragraph-rsid="001d9af6" style:font-style-asian="normal" style:font-weight-asian="normal" style:font-style-complex="normal" style:font-weight-complex="normal"/>
    </style:style>
    <style:style style:name="P31" style:family="paragraph" style:parent-style-name="Standard">
      <style:text-properties style:font-name="Ubuntu" fo:font-style="normal" style:text-underline-style="none" fo:font-weight="normal" officeooo:rsid="00205174" officeooo:paragraph-rsid="001e8a73" style:font-style-asian="normal" style:font-weight-asian="normal" style:font-style-complex="normal" style:font-weight-complex="normal"/>
    </style:style>
    <style:style style:name="P32" style:family="paragraph" style:parent-style-name="Standard">
      <style:text-properties style:font-name="Ubuntu" fo:font-style="normal" style:text-underline-style="none" fo:font-weight="normal" officeooo:rsid="001a1c4a" officeooo:paragraph-rsid="00223632" style:font-style-asian="normal" style:font-weight-asian="normal" style:font-style-complex="normal" style:font-weight-complex="normal"/>
    </style:style>
    <style:style style:name="P33" style:family="paragraph" style:parent-style-name="Standard">
      <style:text-properties style:font-name="Ubuntu" fo:font-style="normal" style:text-underline-style="none" fo:font-weight="normal" officeooo:rsid="0025a724" officeooo:paragraph-rsid="0025a724" style:font-style-asian="normal" style:font-weight-asian="normal" style:font-style-complex="normal" style:font-weight-complex="normal"/>
    </style:style>
    <style:style style:name="P34" style:family="paragraph" style:parent-style-name="Standard">
      <style:text-properties style:font-name="Ubuntu" fo:font-style="normal" style:text-underline-style="none" fo:font-weight="normal" officeooo:rsid="0024cb45" officeooo:paragraph-rsid="0024cb45" style:font-style-asian="normal" style:font-weight-asian="normal" style:font-style-complex="normal" style:font-weight-complex="normal"/>
    </style:style>
    <style:style style:name="P35" style:family="paragraph" style:parent-style-name="Standard">
      <style:text-properties style:font-name="Ubuntu" fo:font-style="normal" style:text-underline-style="none" fo:font-weight="normal" officeooo:rsid="0024cdba" officeooo:paragraph-rsid="0024cb45" style:font-style-asian="normal" style:font-weight-asian="normal" style:font-style-complex="normal" style:font-weight-complex="normal"/>
    </style:style>
    <style:style style:name="P36" style:family="paragraph" style:parent-style-name="Standard">
      <style:text-properties style:font-name="Ubuntu" fo:font-style="normal" style:text-underline-style="none" fo:font-weight="normal" officeooo:rsid="0024cdba" officeooo:paragraph-rsid="0024cdba" style:font-style-asian="normal" style:font-weight-asian="normal" style:font-style-complex="normal" style:font-weight-complex="normal"/>
    </style:style>
    <style:style style:name="P37" style:family="paragraph" style:parent-style-name="Standard">
      <style:text-properties style:font-name="Ubuntu" fo:font-style="normal" style:text-underline-style="none" fo:font-weight="normal" officeooo:rsid="0024cefc" officeooo:paragraph-rsid="0024cefc" style:font-style-asian="normal" style:font-weight-asian="normal" style:font-style-complex="normal" style:font-weight-complex="normal"/>
    </style:style>
    <style:style style:name="P38" style:family="paragraph" style:parent-style-name="Standard">
      <style:text-properties style:font-name="Ubuntu" fo:font-style="normal" style:text-underline-style="none" fo:font-weight="normal" officeooo:rsid="0026765c" officeooo:paragraph-rsid="0026765c" style:font-style-asian="normal" style:font-weight-asian="normal" style:font-style-complex="normal" style:font-weight-complex="normal"/>
    </style:style>
    <style:style style:name="P39" style:family="paragraph" style:parent-style-name="Standard">
      <style:text-properties style:font-name="Ubuntu" fo:font-style="normal" style:text-underline-style="none" fo:font-weight="normal" officeooo:rsid="0026765c" officeooo:paragraph-rsid="00280e04" style:font-style-asian="normal" style:font-weight-asian="normal" style:font-style-complex="normal" style:font-weight-complex="normal"/>
    </style:style>
    <style:style style:name="P40" style:family="paragraph" style:parent-style-name="Standard">
      <style:text-properties style:font-name="Ubuntu" fo:font-style="normal" style:text-underline-style="none" fo:font-weight="normal" officeooo:rsid="00280e04" officeooo:paragraph-rsid="00280e04" style:font-style-asian="normal" style:font-weight-asian="normal" style:font-style-complex="normal" style:font-weight-complex="normal"/>
    </style:style>
    <style:style style:name="P41" style:family="paragraph" style:parent-style-name="Standard">
      <style:text-properties style:font-name="Ubuntu" fo:font-style="normal" style:text-underline-style="none" fo:font-weight="normal" officeooo:rsid="0029d2a0" officeooo:paragraph-rsid="0029d2a0" style:font-style-asian="normal" style:font-weight-asian="normal" style:font-style-complex="normal" style:font-weight-complex="normal"/>
    </style:style>
    <style:style style:name="P42" style:family="paragraph" style:parent-style-name="Standard">
      <style:text-properties style:font-name="Ubuntu" fo:font-style="normal" style:text-underline-style="none" fo:font-weight="normal" officeooo:rsid="002a1c2a" officeooo:paragraph-rsid="0029d2a0" style:font-style-asian="normal" style:font-weight-asian="normal" style:font-style-complex="normal" style:font-weight-complex="normal"/>
    </style:style>
    <style:style style:name="P43" style:family="paragraph" style:parent-style-name="Standard">
      <style:text-properties style:font-name="Ubuntu" fo:font-style="normal" style:text-underline-style="none" fo:font-weight="normal" officeooo:rsid="002a1c2a" officeooo:paragraph-rsid="002a1c2a" style:font-style-asian="normal" style:font-weight-asian="normal" style:font-style-complex="normal" style:font-weight-complex="normal"/>
    </style:style>
    <style:style style:name="P44" style:family="paragraph" style:parent-style-name="Standard">
      <style:text-properties style:font-name="Ubuntu" fo:font-style="normal" style:text-underline-style="none" fo:font-weight="normal" officeooo:rsid="002bbf4f" officeooo:paragraph-rsid="002a1c2a" style:font-style-asian="normal" style:font-weight-asian="normal" style:font-style-complex="normal" style:font-weight-complex="normal"/>
    </style:style>
    <style:style style:name="P45" style:family="paragraph" style:parent-style-name="Standard">
      <style:text-properties fo:font-style="italic" style:text-underline-style="solid" style:text-underline-width="auto" style:text-underline-color="font-color" officeooo:rsid="0029d2a0" officeooo:paragraph-rsid="0029d2a0" style:font-style-asian="italic" style:font-style-complex="italic"/>
    </style:style>
    <style:style style:name="P46" style:family="paragraph" style:parent-style-name="Standard">
      <style:text-properties fo:font-style="italic" style:text-underline-style="solid" style:text-underline-width="auto" style:text-underline-color="font-color" officeooo:rsid="002a1c2a" officeooo:paragraph-rsid="002a1c2a" style:font-style-asian="italic" style:font-style-complex="italic"/>
    </style:style>
    <style:style style:name="P47" style:family="paragraph" style:parent-style-name="Standard">
      <style:text-properties officeooo:paragraph-rsid="0026765c"/>
    </style:style>
    <style:style style:name="P48" style:family="paragraph" style:parent-style-name="Standard">
      <style:text-properties officeooo:paragraph-rsid="00280e04"/>
    </style:style>
    <style:style style:name="P49" style:family="paragraph" style:parent-style-name="Standard" style:list-style-name="L1">
      <style:text-properties style:font-name="Ubuntu" fo:font-weight="normal" officeooo:rsid="00129e93" officeooo:paragraph-rsid="00129e93" style:font-weight-asian="normal" style:font-weight-complex="normal"/>
    </style:style>
    <style:style style:name="P50" style:family="paragraph" style:parent-style-name="Standard" style:list-style-name="L2">
      <style:text-properties style:font-name="Ubuntu" fo:font-weight="normal" officeooo:rsid="00129e93" officeooo:paragraph-rsid="00129e93" style:font-weight-asian="normal" style:font-weight-complex="normal"/>
    </style:style>
    <style:style style:name="P51" style:family="paragraph" style:parent-style-name="Standard" style:list-style-name="L3">
      <style:text-properties style:font-name="Ubuntu" fo:font-weight="normal" officeooo:rsid="001a9c72" officeooo:paragraph-rsid="001a9c72" style:font-weight-asian="normal" style:font-weight-complex="normal"/>
    </style:style>
    <style:style style:name="P52" style:family="paragraph" style:parent-style-name="Standard" style:list-style-name="L3">
      <style:text-properties style:font-name="Ubuntu" fo:font-style="italic" style:text-underline-style="solid" style:text-underline-width="auto" style:text-underline-color="font-color" fo:font-weight="normal" officeooo:rsid="001a9c72" officeooo:paragraph-rsid="001a9c72" style:font-style-asian="italic" style:font-weight-asian="normal" style:font-style-complex="italic" style:font-weight-complex="normal"/>
    </style:style>
    <style:style style:name="P53" style:family="paragraph" style:parent-style-name="Standard" style:list-style-name="L4">
      <style:text-properties style:font-name="Ubuntu" fo:font-style="italic" style:text-underline-style="solid" style:text-underline-width="auto" style:text-underline-color="font-color" fo:font-weight="normal" officeooo:rsid="001d9af6" officeooo:paragraph-rsid="001d9af6" style:font-style-asian="italic" style:font-weight-asian="normal" style:font-style-complex="italic" style:font-weight-complex="normal"/>
    </style:style>
    <style:style style:name="P54" style:family="paragraph" style:parent-style-name="Standard" style:list-style-name="L5">
      <style:text-properties style:font-name="Ubuntu" fo:font-style="italic" style:text-underline-style="solid" style:text-underline-width="auto" style:text-underline-color="font-color" fo:font-weight="normal" officeooo:rsid="0024cdba" officeooo:paragraph-rsid="0024cdba" style:font-style-asian="italic" style:font-weight-asian="normal" style:font-style-complex="italic" style:font-weight-complex="normal"/>
    </style:style>
    <style:style style:name="P55" style:family="paragraph" style:parent-style-name="Standard" style:list-style-name="L6">
      <style:text-properties style:font-name="Ubuntu" fo:font-style="italic" style:text-underline-style="solid" style:text-underline-width="auto" style:text-underline-color="font-color" fo:font-weight="normal" officeooo:rsid="0024cefc" officeooo:paragraph-rsid="0024cefc" style:font-style-asian="italic" style:font-weight-asian="normal" style:font-style-complex="italic" style:font-weight-complex="normal"/>
    </style:style>
    <style:style style:name="P56" style:family="paragraph" style:parent-style-name="Standard" style:list-style-name="L7">
      <style:text-properties officeooo:paragraph-rsid="0025a724"/>
    </style:style>
    <style:style style:name="P57" style:family="paragraph" style:parent-style-name="Standard" style:list-style-name="L8">
      <style:text-properties fo:font-style="italic" style:text-underline-style="solid" style:text-underline-width="auto" style:text-underline-color="font-color" officeooo:rsid="00280e04" officeooo:paragraph-rsid="00280e04"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a1c4a"/>
    </style:style>
    <style:style style:name="T3" style:family="text">
      <style:text-properties style:text-underline-style="solid" style:text-underline-width="auto" style:text-underline-color="font-color" officeooo:rsid="00223632"/>
    </style:style>
    <style:style style:name="T4" style:family="text">
      <style:text-properties style:text-underline-style="solid" style:text-underline-width="auto" style:text-underline-color="font-color" officeooo:rsid="00234536"/>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officeooo:rsid="00165c0a"/>
    </style:style>
    <style:style style:name="T7" style:family="text">
      <style:text-properties officeooo:rsid="0019a315"/>
    </style:style>
    <style:style style:name="T8" style:family="text">
      <style:text-properties fo:font-style="normal" style:font-style-asian="normal" style:font-style-complex="normal"/>
    </style:style>
    <style:style style:name="T9" style:family="text">
      <style:text-properties fo:font-style="normal" officeooo:rsid="001a1c4a" style:font-style-asian="normal" style:font-style-complex="normal"/>
    </style:style>
    <style:style style:name="T10" style:family="text">
      <style:text-properties fo:font-style="normal" officeooo:rsid="001a9c72"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officeooo:rsid="001be926" style:font-style-asian="normal" style:font-style-complex="normal"/>
    </style:style>
    <style:style style:name="T13" style:family="text">
      <style:text-properties fo:font-style="normal" style:text-underline-style="none" officeooo:rsid="001e8a73" style:font-style-asian="normal" style:font-style-complex="normal"/>
    </style:style>
    <style:style style:name="T14" style:family="text">
      <style:text-properties fo:font-style="normal" style:text-underline-style="none" officeooo:rsid="00205174" style:font-style-asian="normal" style:font-style-complex="normal"/>
    </style:style>
    <style:style style:name="T15" style:family="text">
      <style:text-properties fo:font-style="normal" style:text-underline-style="none" officeooo:rsid="001a1c4a" style:font-style-asian="normal" style:font-style-complex="normal"/>
    </style:style>
    <style:style style:name="T16" style:family="text">
      <style:text-properties fo:font-style="normal" style:text-underline-style="none" officeooo:rsid="0024cb45" style:font-style-asian="normal" style:font-style-complex="normal"/>
    </style:style>
    <style:style style:name="T17" style:family="text">
      <style:text-properties fo:font-style="normal" style:text-underline-style="none" officeooo:rsid="0024cdba" style:font-style-asian="normal" style:font-style-complex="normal"/>
    </style:style>
    <style:style style:name="T18" style:family="text">
      <style:text-properties fo:font-style="normal" style:text-underline-style="none" officeooo:rsid="0025a724" style:font-style-asian="normal" style:font-style-complex="normal"/>
    </style:style>
    <style:style style:name="T19" style:family="text">
      <style:text-properties fo:font-style="normal" style:text-underline-style="solid" style:text-underline-width="auto" style:text-underline-color="font-color" officeooo:rsid="001a1c4a" style:font-style-asian="normal" style:font-style-complex="normal"/>
    </style:style>
    <style:style style:name="T20" style:family="text">
      <style:text-properties style:text-underline-style="none"/>
    </style:style>
    <style:style style:name="T21" style:family="text">
      <style:text-properties style:font-name="Ubuntu" fo:font-style="normal" style:text-underline-style="none" fo:font-weight="normal" style:font-style-asian="normal" style:font-weight-asian="normal" style:font-style-complex="normal" style:font-weight-complex="normal"/>
    </style:style>
    <style:style style:name="T22" style:family="text">
      <style:text-properties style:font-name="Ubuntu" fo:font-style="normal" style:text-underline-style="none" fo:font-weight="normal" officeooo:rsid="0025a724" style:font-style-asian="normal" style:font-weight-asian="normal" style:font-style-complex="normal" style:font-weight-complex="normal"/>
    </style:style>
    <style:style style:name="T23" style:family="text">
      <style:text-properties style:font-name="Ubuntu" fo:font-style="normal" style:text-underline-style="none" fo:font-weight="normal" officeooo:rsid="0026765c" style:font-style-asian="normal" style:font-weight-asian="normal" style:font-style-complex="normal" style:font-weight-complex="normal"/>
    </style:style>
    <style:style style:name="T24" style:family="text">
      <style:text-properties style:font-name="Ubuntu" fo:font-style="normal" style:text-underline-style="none" fo:font-weight="normal" officeooo:rsid="00280e04" style:font-style-asian="normal" style:font-weight-asian="normal" style:font-style-complex="normal" style:font-weight-complex="normal"/>
    </style:style>
    <style:style style:name="T25" style:family="text">
      <style:text-properties style:font-name="Ubuntu" fo:font-style="normal" style:text-underline-style="none" fo:font-weight="normal" officeooo:rsid="002a1c2a" style:font-style-asian="normal" style:font-weight-asian="normal" style:font-style-complex="normal" style:font-weight-complex="normal"/>
    </style:style>
    <style:style style:name="T26" style:family="text">
      <style:text-properties style:font-name="Ubuntu" fo:font-style="normal" style:text-underline-style="none" fo:font-weight="normal" officeooo:rsid="002bbf4f" style:font-style-asian="normal" style:font-weight-asian="normal" style:font-style-complex="normal" style:font-weight-complex="normal"/>
    </style:style>
    <style:style style:name="T27" style:family="text">
      <style:text-properties style:font-name="Ubuntu" fo:font-style="italic" style:text-underline-style="solid" style:text-underline-width="auto" style:text-underline-color="font-color" fo:font-weight="normal" officeooo:rsid="0025a724" style:font-style-asian="italic" style:font-weight-asian="normal" style:font-style-complex="italic" style:font-weight-complex="normal"/>
    </style:style>
    <style:style style:name="T28" style:family="text">
      <style:text-properties style:font-name="Ubuntu" fo:font-weight="normal" style:font-weight-asian="normal" style:font-weight-complex="normal"/>
    </style:style>
    <style:style style:name="T29" style:family="text">
      <style:text-properties style:font-name="Ubuntu" fo:font-weight="normal" officeooo:rsid="0025a724"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sumen Durkheim</text:p>
      <text:p text:style-name="P4"/>
      <text:p text:style-name="P6"><text:span text:style-name="T1">Las formas elementales de la vida religiosa </text:span><text:span text:style-name="T2">I<text:tab/><text:tab/></text:span></text:p>
      <text:p text:style-name="P6"/>
      <text:p text:style-name="P12">Primer capítulo</text:p>
      <text:p text:style-name="P1"><text:line-break/>El texto comienza señalando a la religión como un fenómeno universal a lo largo de la historia humana, variando mucho en su forma. Su objetivo es entender la religión en su “forma elemental”, su estado más simple y primitivo para descubrir las estructuras subyacentes de todas las formas de religión.</text:p>
      <text:p text:style-name="P1"/>
      <text:p text:style-name="P1">Luego de descartar críticamente definiciones anteriores de religión, como “creencia en seres sobrenaturales o dioses” o “sistema de supersticiones irracionales”, Durkheim define la religión como un sistema de creencias y prácticas relativas a lo sagrado, que unen a las personas en una comunidad moral llamada “Iglesia” o “comunidad religiosa”.</text:p>
      <text:p text:style-name="P1"/>
      <text:p text:style-name="P1">La clave para Durkheim y lo que considera la separación fundamental en la religión es la distinción entre lo sagrado y lo profano.<text:line-break/></text:p>
      <text:list xml:id="list1330754795" text:style-name="L1">
        <text:list-item>
          <text:p text:style-name="P49"><text:span text:style-name="T1">Sagrado</text:span>: Aquellas cosas, <text:span text:style-name="T7">lugares o eventos</text:span> que están apartad<text:span text:style-name="T7">o</text:span>s, prohibid<text:span text:style-name="T7">o</text:span>s <text:span text:style-name="T7">y se les tiene un respeto especial. Considerados más allá de la vida cotidiana.<text:line-break/></text:span></text:p>
        </text:list-item>
        <text:list-item>
          <text:p text:style-name="P49"><text:span text:style-name="T1">Profano</text:span>: Todo lo relacionado con la vida cotidiana, <text:span text:style-name="T7">lo ordinario y común.</text:span></text:p>
        </text:list-item>
      </text:list>
      <text:p text:style-name="P1"/>
      <text:p text:style-name="P1">Esta separación es lo que le da poder a las prácticas y símbolos religiosos y este poder no proviene de entidades sobrenaturales sino de la sociedad misma.</text:p>
      <text:p text:style-name="P1">Para poder comprender esto mejor, Durkheim propone estudiar las religiones más simples, como el totemismo de los aborígenes australianos, donde cree que puede observar la religión en su forma más pura y elemental.</text:p>
      <text:p text:style-name="P1"/>
      <text:p text:style-name="P1">En el primer capítulo define la religión y sus componentes, caracterizada por la distinción entre lo sagrado y lo profano. Separación no sólo como idea sino que está materializada en prácticas, rituales y creencias que regulan el comportamiento humano frente a lo sagrado. Además subraya que las creencias y los ritos son elementos centrales de la religión. Juntas crean una comunidad moral</text:p>
      <text:p text:style-name="P1"/>
      <text:list xml:id="list4287969376" text:style-name="L2">
        <text:list-item>
          <text:p text:style-name="P50"><text:span text:style-name="T1">Creencias</text:span>: Representaciones colectivas que expresan la naturaleza de lo sagrado</text:p>
        </text:list-item>
        <text:list-item>
          <text:p text:style-name="P50"><text:span text:style-name="T1">Ritos</text:span>: Prácticas que acompañan estas creencias</text:p>
        </text:list-item>
      </text:list>
      <text:p text:style-name="P1"/>
      <text:p text:style-name="P3">Finalmente introduce la noción de totemismo como una forma de religión primitiva practicada por aborígenes australianos, centrada en el culto al tótem como símbolo sagrado que representa a la vez a la divinidad y al grupo social, lo que ilustra cómo las religiones sirven para unir a las personas y crear una identidad colectiva.</text:p>
      <text:p text:style-name="P3"/>
      <text:p text:style-name="P3"/>
      <text:p text:style-name="P10">Capítulo 7, libro 2</text:p>
      <text:p text:style-name="P10"/>
      <text:p text:style-name="P22">Durkheim argumenta que en el totemismo, la fuerza sagrada no reside exclusivamente en los objetos o seres concretos, sino que se trata de una fuerza unipersonal <text:span text:style-name="T6">que se identifica no sólo </text:span>con el tótem <text:span text:style-name="T6">sino con un poder más general que puede manifestarse en diversos elementos de la naturaleza o de la sociedad.</text:span></text:p>
      <text:p text:style-name="P22"><text:soft-page-break/></text:p>
      <text:p text:style-name="P23">Incorpora además el concepto de maná, como una fuerza impersonal, invisible pero eficaz. Una especie de poder generalizado que puede estar presente en personas, objetos o animales. Un tipo de creencias compartido por muchas religiones primitivas.</text:p>
      <text:p text:style-name="P23"/>
      <text:p text:style-name="P24">El maná como una fuerza impersonal, es una representación de la sociedad misma. Los individuos proyectan sobre el tótem o los objetos sagrados el poder que en realidad pertenece a la colectividad. Es, por tanto, la sociedad lo que les da vida y fuerza a los símbolos religiosos y estos, a su vez, refuerzan la cohesión social.</text:p>
      <text:p text:style-name="P24"/>
      <text:p text:style-name="P24">El totemismo es, por tanto, una manifestación primitiva de cómo los seres humanos experimentan y organizan lo sagrado. Además, la idea de una fuerza unipersonal presente en el tótem refleja la forma en que la sociedad ejerce una influencia profunda sobre el pensamiento y las acciones de los individuos.<text:line-break/><text:span text:style-name="T7">El tótem representa la fuerza social y su culto refuerza los lazos entre los miembros del grupo. Permite además a los individuos conectarse con algo más grande que ellos mismos, como es la colectividad y su fuerza impersonal<text:line-break/><text:line-break/></text:span></text:p>
      <text:p text:style-name="P11">Conclusiones</text:p>
      <text:p text:style-name="P11"/>
      <text:p text:style-name="P25">Durkheim menciona que la religión no es simplemente una ilusión o una fantasía, sino que tiene raíces sociales profundas, ya que es un producto de la vida en comunidad, donde los individuos experimentan lo “sagrado” en relación con la fuerza y la cohesión del grupo social. La separación entre lo sagrado y lo profano es esencial en todas las religiones y refleja una estructura básica en la vida social.</text:p>
      <text:p text:style-name="P25"/>
      <text:p text:style-name="P25">La religión entonces surge de la necesidad de expresar y reforzar la solidaridad social. La religión es entonces una forma de culto a la sociedad misma. Las representaciones religiosas y los rituales son, más allá de ser simbólicos de fuerzas naturales o sobrenaturales, símbolos de la comunidad, percibida a sí misma como algo superior y sagrado. El tótem es el símbolo de la tribu y de su poder colectivo en las sociedades primitivas.</text:p>
      <text:p text:style-name="P25"/>
      <text:p text:style-name="P25">Concluye diciendo que la las primeras formas de religión proporcionaron las categorías básicas de pensamiento y conocimiento, como el tiempo, el espacio, la causalidad y la clasificación. Conceptos esenciales para la vida en sociedad desarrollados inicialmente en el contexto de la religión, lo que demuestra su papel fundamental en la creación de formas de conocimiento.</text:p>
      <text:p text:style-name="P25">La religión cumple una función social clave al unir a los individuos y proporcionarles un sentido de pertenencia y cohesión. Y a través de los rituales religiosos, las personas experimentan una “efervescencia colectiva”, una emoción compartida que refuerza los lazos sociales y fortalece la identidad grupal. Por tanto, las creencias y prácticas que desempeñan funciones parecidas, como los ideales políticos, las ideologías, seguirán surgiendo para reemplazar el papel integrador que históricamente cumplió la religión.</text:p>
      <text:p text:style-name="P25"/>
      <text:p text:style-name="P5"/>
      <text:p text:style-name="P5"/>
      <text:p text:style-name="P5"/>
      <text:p text:style-name="P5"/>
      <text:p text:style-name="P5"/>
      <text:p text:style-name="P7"><text:soft-page-break/><text:span text:style-name="T1">Las formas elementales de la vida religiosa </text:span><text:span text:style-name="T2">II</text:span><text:span text:style-name="T1"><text:tab/><text:tab/></text:span></text:p>
      <text:p text:style-name="P2"><text:span text:style-name="T8"><text:line-break/></text:span><text:span text:style-name="T9">Durkheim define a la religión como un sistema solidario de creencias y prácticas relativas a cosas sagradas, comunes a un grupo determinado que adhiere a estas creencias y prácticas y practica sus ritos. </text:span></text:p>
      <text:p text:style-name="P2"><text:span text:style-name="T9">Esto une a este grupo en una comunidad moral </text:span><text:span text:style-name="T10">y por tanto la religión es un fenómeno de grupo, porque es el grupo el que da a la religión su carácter y unidad, mientras que la religión en paralelo ata a los hombres que conforman el grupo. Por tanto, las ideas religiosas para Durkheim derivan de la sociedad y sirven para unir a estos, lo que constituye su función esencial y la explica como una institución permanente</text:span></text:p>
      <text:p text:style-name="P26"/>
      <text:p text:style-name="P26">Para el autor la religión perdió importancia en las sociedades contemporáneas como consecuencia del deterioro de la solidaridad mecánica y no podía por tanto volver a cumplir las mismas funciones que cumplió en el pasado.<text:line-break/>Históricamente, el rasgo distintivo de las creencias religiosas es que suponen una clasificación de las cosas, reales o ideales que presentan una dicotomía para los hombres: el mundo está dividido en dos clases de objetos y símbolos completamente separados: lo sagrado y lo profano.</text:p>
      <text:p text:style-name="P26"/>
      <text:list xml:id="list2643562357" text:style-name="L3">
        <text:list-item>
          <text:p text:style-name="P51"><text:span text:style-name="T5">Sagrado</text:span><text:span text:style-name="T8">: Rodeado de prescripciones y prohibiciones rituales que imponen su separación radical de lo profano. Abarca las prácticas rituales y la forma institucional particular de esa religión.<text:line-break/></text:span></text:p>
        </text:list-item>
        <text:list-item>
          <text:p text:style-name="P52">Profano<text:span text:style-name="T11">: En oposición a lo sagrado, lo profano es todo aquello no sagrado.</text:span></text:p>
        </text:list-item>
      </text:list>
      <text:p text:style-name="P27"/>
      <text:p text:style-name="P13"><text:span text:style-name="T11">La religión se define como un sistema solidario de creencias y prácticas relativas a las cosas sagradas, y esta definición encaja perfectamente con el totemismo, ya que se trata del tipo más primitivo de religión. Se da en el sistema de organización de la sociedad aborigen australiana basada en clanes. Cada clan totémico </text:span><text:span text:style-name="T12">toma su nombre de un objeto material, el tótem (único), que según la comunidad, se cree dotado de propiedades muy especiales que dan una identidad al propio clan.</text:span></text:p>
      <text:p text:style-name="P28"/>
      <text:p text:style-name="P14"><text:span text:style-name="T11">En el totemismo se reconocen tres tipos de objetos como sagrados: </text:span>El tótem<text:span text:style-name="T11">; </text:span>el emblema totémico<text:span text:style-name="T11"> (utilizado por los individuos del clan para identificarse) y </text:span>los miembros del clan<text:span text:style-name="T11">.</text:span></text:p>
      <text:p text:style-name="P29">Estas tres clases de objetos forman parte de una cosmología general. Los objetos clasificados en un clan determinado participan en común de ciertas cualidades y los miembros del clan creen que tales objetos están asociados a ellos.</text:p>
      <text:p text:style-name="P29"/>
      <text:p text:style-name="P30">En la región de Melanesia se denomina maná a la fuerza que se distingue de los tres tipos de objetos sagrados, pero el carácter sagrado de todos ellos se produce de una fuente que los comprende a todos y de la que todos participan.</text:p>
      <text:p text:style-name="P30">El tótem es un símbolo, una expresión material de otra cosa, que simboliza a la energía sagrada y a la identidad del clan como grupo. El tótem como símbolo, como objeto sagrado simboliza la superioridad de la sociedad con el individuo.</text:p>
      <text:p text:style-name="P15"><text:span text:style-name="T11">Durkheim, apoyado en su idea de que </text:span><text:span text:style-name="T20">“los hechos sociales deben explicarse en términos de otros hechos sociales”</text:span><text:span text:style-name="T11"> propone que la religión propone la autocreación y el desarrollo de la sociedad humana y lo divino nace del fermento colectivo generado en la ceremonia pública.</text:span></text:p>
      <text:p text:style-name="P30"/>
      <text:p text:style-name="P30">Las prácticas rituales se encuentran presentes en todas las religiones y el autor distingue dos:</text:p>
      <text:list xml:id="list394847200" text:style-name="L4">
        <text:list-item>
          <text:p text:style-name="P53"><text:soft-page-break/>Ritos negativos – tabúes<text:span text:style-name="T11">: Son prohibiciones que limitan el contacto entre lo sagrado y lo profano, separándolos y oponiéndolos. Abarcan las relaciones de palabra y de conducta con las cosas sagradas. Así, nada del mundo profano debe entrar en la esfera de lo sagrado sin cambiar primero. Por tanto a través de los ritos negativos, el individuo que se somete a ellos logra ser santificado y se prepara para entrar en el reino de lo sagrado<text:line-break/></text:span></text:p>
        </text:list-item>
        <text:list-item>
          <text:p text:style-name="P53">Ritos positivos<text:span text:style-name="T11">: Son los que producen una comunión más plena con lo religioso y que constituyen el núcleo de la ceremonia religiosa</text:span></text:p>
        </text:list-item>
      </text:list>
      <text:p text:style-name="P30"/>
      <text:p text:style-name="P30">La función de ambos ritos se explica ya que mientras los ritos negativos sirven para mantener la separación esencial entre lo sagrado y lo profano, de la que depende la existencia de lo sagrado, los ritos positivos renuevan el compromiso con los ideales religiosos y proporcionan una consolidación moral del grupo que se repite y es necesaria, porque en las actividades de la vida diaria en el mundo profano, los individuos buscan sus propios intereses egoístas y por tanto, están expuestos a desentenderse de los valores morales de los que dependen la solidaridad de la sociedad.</text:p>
      <text:p text:style-name="P30"/>
      <text:p text:style-name="P15"><text:span text:style-name="T11">Durkheim dedujo la existencia de categorías fundamentales </text:span><text:span text:style-name="T13">de pensamiento (tiempo, espacio, clase, personalidad, etc) que derivan de las condiciones de existencia social de los hombres y de la experiencia de la colectividad.</text:span></text:p>
      <text:p text:style-name="P16"><text:span text:style-name="T11">Para Durkheim, estas categorías eran categorías sociales </text:span><text:span text:style-name="T14">(que reflejaban la vida social mediante sus ritos, fiestas y ceremonias públicas)</text:span><text:span text:style-name="T11"> derivadas del medio social </text:span><text:span text:style-name="T14">y permitían distinguir regiones distintas por cada tribu particular. Entendiendo que dichas categorías derivan de la estructura de la existencia social, que sin entender esto, parecerían inherentes a la mente de los hombres. <text:line-break/>Por tanto, de estas representaciones colectivas dependían las estructuras sociales que daban origen a una mínima conformidad moral y a una mínima conformidad lógica (y por tanto, se lograba el conocimiento).</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8"><text:soft-page-break/><text:span text:style-name="T3">Las reglas del método sociológico </text:span><text:span text:style-name="T2">I<text:tab/></text:span><text:span text:style-name="T1"><text:tab/><text:tab/><text:tab/></text:span></text:p>
      <text:p text:style-name="P18"><text:span text:style-name="T14"><text:line-break/></text:span><text:span text:style-name="T16">En el prólogo D</text:span><text:span text:style-name="T15">urkheim </text:span><text:span text:style-name="T16">defiende la necesidad de una sociología científica y rigurosa, ya que las CCSS todavía no alcanzaron el rigor científico de las ciencias naturales.</text:span></text:p>
      <text:p text:style-name="P34">Su objetivo es mostrar que la sociología puede y debe tener un método propio e igualmente riguroso que permita a los sociólogos abordar los fenómenos sociales con objetividad alejándose de las explicaciones subjetivas o ideológicas para así poder descubrir las leyes que rigen la vida social.</text:p>
      <text:p text:style-name="P34"/>
      <text:p text:style-name="P19"><text:span text:style-name="T11">Menciona los hechos sociales como las formas de actuar, pensar y sentir que existen fuera del individuo pero que lo constriñen de manera coercitiva. Esos hechos sociales incluyen normas, costumbres, leyes y estructuras sociales que imponen límites al comportamiento individual. Para Durkheim, el estudio de los hechos sociales debe ser el foco central de la sociología. </text:span><text:span text:style-name="T17">Entre las características de los hechos sociales se citan:</text:span></text:p>
      <text:p text:style-name="P35"/>
      <text:list xml:id="list1801622381" text:style-name="L5">
        <text:list-item>
          <text:p text:style-name="P54">Exterioridad <text:span text:style-name="T11">: Los hechos sociales existen fuera de los individuos, no son producto de decisiones individuales sino de la sociedad en su conjunto.<text:line-break/></text:span></text:p>
        </text:list-item>
        <text:list-item>
          <text:p text:style-name="P54">Coerción <text:span text:style-name="T11">: Estos hechos tienen una fuerza coercitiva que influye o regula el comportamiento de los individuos.<text:line-break/></text:span></text:p>
        </text:list-item>
      </text:list>
      <text:p text:style-name="P36">Según el autor los sociólogos deben estudiar estos hechos sociales objetivamente, como si fueran cosas, fenómenos externos que pueden ser observados y medidos.</text:p>
      <text:p text:style-name="P36"/>
      <text:p text:style-name="P36">En el capítulo 1, amplía la definición de hecho social y enfatiza la necesidad de tratarlo como un objeto de estudio independiente. Para él, los hechos sociales deben ser tratados como “cosas”, porque aún siendo abstractos o intangibles, como normas o costumbres, pueden ser estudiados objetivamente.</text:p>
      <text:p text:style-name="P36">Ejemplos de hechos sociales: Las leyes, normas morales, costumbres, tasas de matrimonios y suicidios. </text:p>
      <text:p text:style-name="P36">También critica las aproximaciones previas a la sociología que pretendían reducir los fenómenos sociales a fenómenos psicológicos o biológicos, para él, la sociología tiene su propio campo de estudio y no debe ser subordinada a otras ciencias.</text:p>
      <text:p text:style-name="P36"/>
      <text:p text:style-name="P37">En su segundo capítulo, Durkheim establece las reglas básicas para observar los hechos sociales. Su enfoque se basa en la objetividad y el rigor científico. Además estas reglas buscan evitar que los sociólogos impongan sus propios valores o juicios a los fenómenos que estudian.</text:p>
      <text:p text:style-name="P37"/>
      <text:list xml:id="list3409047874" text:style-name="L6">
        <text:list-item>
          <text:p text:style-name="P55">Regla de objetividad <text:span text:style-name="T11">: El sociólogo debe observar los hechos sociales sin prejuicios o ideas preconcebidas. Deben tratarse de manera impersonal, como “cosas” que existen fuera de las percepciones individuales.<text:line-break/></text:span></text:p>
        </text:list-item>
        <text:list-item>
          <text:p text:style-name="P55">Regla de clasificación <text:span text:style-name="T11">: Los hechos sociales deben clasificarse en categorías distintas, de manera que puedan ser comparados de manera científica. Esto permite a los sociólogos observar patrones y regularidades en el comportamiento social.</text:span></text:p>
        </text:list-item>
      </text:list>
      <text:p text:style-name="P37"/>
      <text:p text:style-name="P20"><text:span text:style-name="T11">Advierte además sobre los peligros de dejarse influenciar por nociones subjetivas como la moralidad o los juicios de valor </text:span><text:span text:style-name="T18">al observar los fenómenos sociales. La sociología debe estar libre de influencias externas para mantener su rigor científico.</text:span></text:p>
      <text:p text:style-name="P32"/>
      <text:p text:style-name="P33"><text:soft-page-break/>El tercer capítulo se centra en cómo los sociólogos pueden distinguir entre lo normal y lo patológico en los hechos sociales. Para comprender una sociedad es esencial saber qué se considera normal o anómalo en su contexto.<text:line-break/></text:p>
      <text:list xml:id="list1776495654" text:style-name="L7">
        <text:list-item>
          <text:p text:style-name="P56"><text:span text:style-name="T27">Lo normal :</text:span><text:span text:style-name="T22"> Son aquellos hechos sociales que se presentan de manera regular en una sociedad determinada. Lo normal varía de una sociedad a otra, pero es posible identificar regularidades en cada una.<text:line-break/></text:span></text:p>
        </text:list-item>
        <text:list-item>
          <text:p text:style-name="P56"><text:span text:style-name="T27">Lo patológico :</text:span><text:span text:style-name="T22"> Son hechos que representan disfunciones o desviaciones de la normal. Pueden ser síntomas de que algo en la estructura social no funciona correctamente.</text:span></text:p>
        </text:list-item>
      </text:list>
      <text:p text:style-name="P33"/>
      <text:p text:style-name="P33">Durkheim usa como ejemplo el suicidio, un fenómeno que estudió en profundidad en otro de sus trabajos. Si bien el suicidio puede considerarse patológico a nivel individual, su prevalencia y las causas sociales que lo provocan pueden ser analizadas para entender qué factores en una sociedad promueven este comportamiento. El autor sostiene que lo patológico se puede identificar cuando el hecho social provoca una desintegración de la cohesión social.</text:p>
      <text:p text:style-name="P33"/>
      <text:p text:style-name="P47"><text:span text:style-name="T22">También introduce acá el concepto </text:span><text:span text:style-name="T23">de funcionalismo, sugiriendo que los hechos sociales deben ser entendidos en términos de su función en la sociedad. Lo “normal” es aquello que contribuye a la estabilidad y el funcionamiento de la sociedad.</text:span></text:p>
      <text:p text:style-name="P38"/>
      <text:p text:style-name="P38">En el quinto capítulo Durkheim desarrolla una serie de reglas que permiten clasificar y comparar los fenómenos sociales. A través de estas reglas se busca un análisis objetivo y científico de las sociedades, superando las generalizaciones vagas.</text:p>
      <text:p text:style-name="P39">Enfatiza la necesidad de crear tipos sociales para el estudio sociológico, que son categorías o modelos que agrupan sociedades o fenómenos sociales similares. Esto permite comparar diferentes sociedades de manera sistemática. Los tipos sociales no deben basarse en meras impresiones subjetivas sino en hechos observables.</text:p>
      <text:p text:style-name="P48"><text:span text:style-name="T24">Propone además identificar las características esenciales de una sociedad y agruparla con otras que compartan esos rasgos. Un criterio principal de diferenciación es el grado de complejidad de las sociedades, que puede observarse en la organización de las instituciones, el tipo de solidaridad predominante y la división del trabajo.</text:span><text:span text:style-name="T22"><text:line-break/></text:span></text:p>
      <text:list xml:id="list4188999451" text:style-name="L8">
        <text:list-item>
          <text:p text:style-name="P57"><text:span text:style-name="T29">S</text:span><text:span text:style-name="T28">olidaridad mecánica </text:span><text:span text:style-name="T21"><text:s/>: Típica de sociedades menos complejas donde los individuos comparten una conciencia colectiva muy fuerte y las diferencias entre las personas son mínimas.<text:line-break/></text:span></text:p>
        </text:list-item>
        <text:list-item>
          <text:p text:style-name="P57"><text:span text:style-name="T28">Solidaridad orgánica</text:span><text:span text:style-name="T21"> : Característica de sociedades más avanzadas y complejas donde hay una mayor división del trabajo y los individuos son más interdependientes pero tienen roles más diferenciados.<text:line-break/></text:span></text:p>
        </text:list-item>
      </text:list>
      <text:p text:style-name="P40"/>
      <text:p text:style-name="P41">Durkheim sugiere que para estudiar un tipo social no se deben tomar partes aisladas de la sociedad, sino que es esencial entenderla como un todo, reconociendo la interrelación entre sus diferentes elementos. Esto también incluye considerar la historia de las sociedades y su evolución.<text:line-break/>Menciona también la comparación como método esencial en la sociología, ya que al comparar diferentes tipos sociales, se puede identificar lo que es general y lo que es particular en los fenómenos sociales, lo que auda a evitar errores en la interpretación y a encontrar regularidades o leyes sociales.</text:p>
      <text:p text:style-name="P21"><text:soft-page-break/>Resumen</text:p>
      <text:p text:style-name="P41"/>
      <text:p text:style-name="P41">En las conclusiones, recapitula los principios fundamentales que presentó y refuerza algunas de las ideas clave que guiarán el estudio de la sociología. Sus conclusiones son un llamado a la rigurosidad científica en el análisis de los fenómenos sociales y a la independencia de la sociología como disciplina.</text:p>
      <text:p text:style-name="P41"/>
      <text:p text:style-name="P41">El autor refirma que los hechos sociales deben tratarse como objetos de estudio autónomos. Un hecho social es toda forma de actuar, pensar y sentir que es exterior al individuo y que tiene una fuerza coercitiva sobre él.</text:p>
      <text:p text:style-name="P41">Estos hechos sociales no deben confundirse con fenómenos psicológicos o biológicos, ya que poseen su propia realidad y leyes y deben analizarse como tales.</text:p>
      <text:p text:style-name="P41"/>
      <text:p text:style-name="P45"><text:span text:style-name="T21">Subraya también la importancia de que la sociología siga un método objetivo y científico. Esto implica que el sociólogo debe adoptar una actitud imparcial y neutral, dejando de lado sus prejuicios y opiniones personales. La sociología debe tratar los hechos sociales </text:span><text:span text:style-name="T25">de manera similar a como las ciencias naturales tratan sus objetos de estudio, con reglas claras y verificables.</text:span></text:p>
      <text:p text:style-name="P42"/>
      <text:p text:style-name="P43">Critica el enfoque individualista de la sociedad, que sostiene que la sociedad es simplemente la suma de los individuos que la componen. En su lugar, propone que los fenómenos sociales deben estudiarse en su totalidad, ya que poseen una existencia y características propias que no se pueden reducir a las acciones individuales.</text:p>
      <text:p text:style-name="P43"/>
      <text:p text:style-name="P43">La tarea de la Sociología, por tanto, es encontrar regularidades en los fenómenos sociales y establecer leyes sociales, de la misma forma que las ciencias naturales descubren leyes físicas o químicas, la sociología puede descubrir leyes que gobiernan la vida social. Esto se logra a través de la observación, comparación y clasificación de los fenómenos sociales.</text:p>
      <text:p text:style-name="P46"><text:span text:style-name="T21">Aunque las sociología es una ciencia objetiva, también sugiere que puede tener una utilidad práctica al ayudar a comprender y resolver problemas sociales. </text:span><text:span text:style-name="T26">El conocimiento de las leyes sociales puede ser utilizado para mejorar las condiciones de vida y organizar mejor la sociedad.</text:span></text:p>
      <text:p text:style-name="P44"/>
      <text:p text:style-name="P41"/>
      <text:p text:style-name="P32"/>
      <text:p text:style-name="P9"><text:span text:style-name="T3">Las reglas del método sociológico </text:span><text:span text:style-name="T4">I</text:span><text:span text:style-name="T2">I<text:tab/></text:span><text:span text:style-name="T1"><text:tab/><text:tab/><text:tab/></text:span></text:p>
      <text:p text:style-name="P17"><text:span text:style-name="T14"><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3T14:02:09.644343919</meta:creation-date>
    <dc:date>2025-06-14T18:22:01.707020413</dc:date>
    <meta:editing-duration>PT2H23M9S</meta:editing-duration>
    <meta:editing-cycles>11</meta:editing-cycles>
    <meta:generator>LibreOffice/7.3.7.2$Linux_X86_64 LibreOffice_project/30$Build-2</meta:generator>
    <meta:document-statistic meta:table-count="0" meta:image-count="0" meta:object-count="0" meta:page-count="7" meta:paragraph-count="77" meta:word-count="2983" meta:character-count="18815" meta:non-whitespace-character-count="15889"/>
  </office:meta>
</office:document-meta>
</file>